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3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Unique endpoints 29-04-20: 684 HTTP &amp; 89 HTTPS = 773 total. Tests done with <text:span text:style-name="T1">CORS checks disabled </text:span>in the browser:</text:p>
          </table:table-cell>
          <table:table-cell table:style-name="ce2"/>
          <table:table-cell table:number-columns-repeated="9"/>
          <table:table-cell table:style-name="ce5"/>
          <table:table-cell table:style-name="ce9"/>
          <table:table-cell table:number-columns-repeated="6"/>
          <table:table-cell table:style-name="ce1" office:value-type="string" calcext:value-type="string">
            <text:p>Unique endpoints 29-04-20: 684 HTTP &amp; 89 HTTPS = 773 total. Tests done with <text:span text:style-name="T1">CORS checks disabled </text:span>in the browser:</text:p>
          </table:table-cell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684 Unique HTTP URLs </text:p>
          </table:table-cell>
          <table:table-cell table:style-name="Default" office:value-type="string" calcext:value-type="string">
            <text:p>Checked using Firefox</text:p>
          </table:table-cell>
          <table:table-cell/>
          <table:table-cell table:style-name="ce4" table:number-columns-repeated="5"/>
          <table:table-cell/>
          <table:table-cell table:style-name="ce5" office:value-type="string" calcext:value-type="string">
            <text:p>Key:</text:p>
          </table:table-cell>
          <table:table-cell table:style-name="ce7" office:value-type="string" calcext:value-type="string">
            <text:p>G(ood)</text:p>
          </table:table-cell>
          <table:table-cell table:style-name="ce8" office:value-type="string" calcext:value-type="string">
            <text:p>I(nvalid)</text:p>
          </table:table-cell>
          <table:table-cell table:style-name="ce10" office:value-type="string" calcext:value-type="string">
            <text:p>X(fail)</text:p>
          </table:table-cell>
          <table:table-cell table:style-name="ce11" table:number-columns-repeated="2"/>
          <table:table-cell table:number-columns-repeated="4"/>
          <table:table-cell table:style-name="ce1" office:value-type="string" calcext:value-type="string">
            <text:p>89 Unique HTTPS URIs</text:p>
          </table:table-cell>
          <table:table-cell table:style-name="Default" office:value-type="string" calcext:value-type="string">
            <text:p>Checked using Firefox</text:p>
          </table:table-cell>
          <table:table-cell table:number-columns-repeated="7"/>
          <table:table-cell table:style-name="ce5" office:value-type="string" calcext:value-type="string">
            <text:p>Key:</text:p>
          </table:table-cell>
          <table:table-cell table:style-name="ce7" office:value-type="string" calcext:value-type="string">
            <text:p>G(ood)</text:p>
          </table:table-cell>
          <table:table-cell table:style-name="ce8" office:value-type="string" calcext:value-type="string">
            <text:p>I(nvalid)</text:p>
          </table:table-cell>
          <table:table-cell table:style-name="ce10" office:value-type="string" calcext:value-type="string">
            <text:p>X(fai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 vlab.happybeing.com</text:p>
          </table:table-cell>
          <table:table-cell table:style-name="ce2"/>
          <table:table-cell table:number-columns-repeated="9"/>
          <table:table-cell table:style-name="ce5"/>
          <table:table-cell table:style-name="ce9"/>
          <table:table-cell table:number-columns-repeated="6"/>
          <table:table-cell table:style-name="ce1" office:value-type="string" calcext:value-type="string">
            <text:p>HTTPS <text:a xlink:href="https://visualisation-lab.zeit-now6.now.sh/" xlink:type="simple">https://visualisation-lab.zeit-now6.now.sh/</text:a>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  <table:table-cell/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</table:table-row>
        <table:table-row table:style-name="ro1">
          <table:table-cell office:value-type="string" calcext:value-type="string">
            <text:p>http://156.35.82.10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82.10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geo.admin.c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geo.admin.ch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: got Tt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42.113:10035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42.113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das-data.ch/sparql-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das-data.ch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3.125.246.132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125.246.132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aucklandmuseum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56.35.31.156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31.156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ydra.com/markw/polyadenylation-sites-in-magnaporthe-oryz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ydra.com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...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...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2 Bad Gateway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91.239.64.17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.239.64.17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sm.elixir-czech.cz/sparql/endpoint/id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sm.elixir-czech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85.94.71.25:6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85.94.71.25:6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gov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ov.cz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73.13.50:55824/catalogs/performance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73.13.50:55824/catalogs/performance/repositories/ji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93.145.57.5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3.145.57.5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nko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ko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140.109.28.64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0.109.28.64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ctsi.msu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ctsi.msu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12.81.220.68:2020/elviaj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2.81.220.68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mi-icode-01.dbmi.pitt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39.84:10035/catalogs/fao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mi-icode-01.dbmi.pitt.edu/dik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202.45.139.84:10035/catalogs/fao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itmat.upenn.edu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agle-i.itmat.upenn.edu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ac/bd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c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ea.vanderbilt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ea.vanderbilt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geolog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tecton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os.gob.es/e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gob.es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geologictime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ov.linkeddata.es/dataset/lov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v.linkeddata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ource.geolba.ac.at/poolparty/sparql/lith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oinup.ec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inup.ec.europa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austrianskite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semwe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publications.europa.eu/en/advanced-sparql-query-ed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0 (inferred)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ulary.semantic-web.at/poolparty/sparql/open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uropeandataportal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uropeandataportal.eu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l-devtc01.tugraz.at/~ldv/interlinking/endpoint_handler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-devtc01.tugraz.a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bnf.fr/current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b.environment.data.gov.a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.environment.data.gov.a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o.datascience-paris-saclay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o.datascience-paris-saclay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seg.cs.concordia.ca/secold/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g.cs.concordia.ca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3cixty.eurecom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cixty.eurecom.f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parql.cwrc.c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wrc.ca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idref.fr/endpoint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idref.fr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anlink.library.ualberta.c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link.library.ualberta.c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ub-rnsr.idref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b-rnsr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cn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cn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lri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ri.fr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mgpedia.dcc.uchile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mgpedia.dcc.uchile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nakala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nakala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grafia.ideca.gov.co/fuseki/dataset.html?tab=query&amp;ds=/i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grafia.ideca.gov.c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keddata1.calcul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1.calcul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404 File not found</text:p>
          </table:table-cell>
          <table:table-cell table:number-columns-repeated="9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grinepal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inepal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data1.opendata.u-psud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1.opendata.u-psud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aucklandmuseum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.nlm.nih.gov/mes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error: Reported text/plain is XML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bleontology.com/sparql/index.j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eontology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7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ijksmuseum.dydra.com/lizzyjongma/rijksmuseum-collec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jksmuseum.dydr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a-rdf.biosciencedb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a-rdf.biosciencedbc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9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magesnippets.com/sparql/ima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magesnippets.com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eal-rdf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eal-rdf.dbcls.jp</text:p>
          </table:table-cell>
          <table:table-cell office:value-type="string" calcext:value-type="string">
            <text:p>1.1 (inferred)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kanzaki.com/works/2011/s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ww.kanzaki.com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HTML is XML</text:p>
          </table:table-cell>
          <table:table-cell office:value-type="string" calcext:value-type="string">
            <text:p>error: Reported HTML is Json</text:p>
          </table:table-cell>
          <table:table-cell table:number-columns-repeated="2" office:value-type="string" calcext:value-type="string">
            <text:p>error: Reported HTML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psearch.g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psearch.go.jp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asabi.com/api/sparql-endpoint-food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tirdf.jglobal.jst.go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irdf.jglobal.jst.go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prelinger-archiv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park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park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yahoo-geopla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jisc-cetis-project-directory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a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renewable-energy-generato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cny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un-hazardous-material-numbe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drew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ecco-tcp-eighteenth-century-collections-online-text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fam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foodis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lobal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obal.eagle-i.net</text:p>
          </table:table-cell>
          <table:table-cell office:value-type="string" calcext:value-type="string">
            <text:p>1.0 (inferred)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406 Not Acceptable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openflights-rout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arv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1.0 (inferred)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pali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mmunology.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munology.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nas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bricklink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ow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federal-reserve-economic-da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unter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discog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sanskrit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eharr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api/sparql-endpoint-n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english-heritage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i.kasabi.com/dataset/music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life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life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7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opencommer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opencommerc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hare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re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bs.mondeca.com/endpoint/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s.mondeca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my-eventos.com/e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my-evento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a.nature.com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a.natur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opeana.ontotex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.ontotex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pedia-live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-live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7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sparql.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sparql.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orpha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kidata.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data.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4 Gateway Timeout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pdok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dok.nl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4 Gateway Time-ou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4 Gateway Time-ou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7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dt.lod.labs.vu.nl/?g=lod-a-l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dt.lod.labs.vu.nl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irtuoso-eurosentiment.paradigmatecnologico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rtuoso-eurosentiment.paradigmatecnologico.com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biogw-db.nt.ntnu.no:433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gw-db.nt.ntnu.no:433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epo.org/linked-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po.org</text:p>
          </table:table-cell>
          <table:table-cell office:value-type="string" calcext:value-type="string">
            <text:p>error 404</text:p>
          </table:table-cell>
          <table:table-cell table:number-columns-repeated="5" office:value-type="string" calcext:value-type="string">
            <text:p>error: 404 Not Found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foodie-cloud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foodie-cloud.org</text:p>
          </table:table-cell>
          <table:table-cell office:value-type="string" calcext:value-type="string">
            <text:p>1.1 (inferr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vyu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vyu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fredhutch.org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fredhutch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c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c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gesis.org/claimsk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esis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ol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l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andportal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dportal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udapes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dapes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rdf.metanetx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etanetx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iteseer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iteseer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nextpro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next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: got Tt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rdi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di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nextprot.or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ext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ursewar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ursewar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omabrowser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mabrowser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im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ime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bmrbpub.pdbj.org/search/rd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mrbpub.pdbj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rhea-db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rhea-db.org</text:p>
          </table:table-cell>
          <table:table-cell office:value-type="string" calcext:value-type="string">
            <text:p>1.1 (inferred)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error: 500 SPARQL Request Failed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rriculu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rriculu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unipro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 CS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rmstad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rmstad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3id.org/scholarly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3i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lp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lp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query.wiki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: got XML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epblu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epblu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sidore.scienc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sidore.science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plo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plo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igitaleconom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econom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biomode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ota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ta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biosampl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c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naktingpsi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aktingpsi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react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rint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rint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ox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sr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sr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parliament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parliament.uk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 Not Acceptable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r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ra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crssnky.xyz/spql/imas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crssnky.xyz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eco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reco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style-name="ce6" office:value-type="string" calcext:value-type="string">
            <text:p>yes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oreig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reig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un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n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dlc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lc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b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b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ee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ee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r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tal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aly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jis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is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aun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un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ist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ist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a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sb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sb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wcastl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ewcastle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otube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ube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s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s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a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ai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hoto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ot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is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s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ae2001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e2001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ex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sex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sk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sk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om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m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on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ni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ek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ek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uthampt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uthampton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table:number-columns-repeated="4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l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l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nlocod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nlocod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con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conf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no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scienc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scienc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dne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rdnet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table:number-columns-repeated="4" office:value-type="string" calcext:value-type="string">
            <text:p>no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.salzburgerland.com/it/entity/aust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.salzburgerland.com/en/entity/salza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.salzburgerland.com/de/entity/bezirk_st-_johann_im_ponga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emanticunivers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univers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indi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indic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s-framework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s-framework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roductd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etoffic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rsinger-dev4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gunnbib-digitalmanuskript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le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assobservatio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trafficscotlan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wordnet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openlibrar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usicbrain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smcjournal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bac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osel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esh-norwegia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pm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fanhub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mid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airport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schemap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ordnance-surv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tc-produ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datagovuk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bbc-backstag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whoiswho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bbc-wildlif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okedex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nv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jgoodwin-genealog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clim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theviewfrom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robarometer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wijibo.talis.com/latc-linkse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wijibo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yovis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yovisto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uturewavehosting.com:3030/my-family-line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turewavehosting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lotico.com:3030/lotic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lotico.com:3030/lotic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-web-journal.com:3030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-web-journal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nfluencetracker.com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fluencetracker.com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.fel.cvut.cz/rdf4j-server/repositories/ufo-curr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406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.fel.cvut.cz/ontologies/ufo/ki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 application/x-turtle</text:p>
          </table:table-cell>
          <table:table-cell office:value-type="string" calcext:value-type="string">
            <text:p>error: Unexpected response type application/x-turt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406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.mondis.cz/openrdf-sesame/repositories/mondis-record-owl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mondis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b3kat.d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b3kat.d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osta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bl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sid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iseas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guten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ailym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factboo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ccompeti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7" office:value-type="string" calcext:value-type="string">
            <text:p>error: 503 Service Unavailable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medicar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stit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cord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rugba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ax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hebis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hebi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3s.de/tweetskb/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3s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lp.l3s.de/d2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lp.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-bundestag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-bundestag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.uni-mannheim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.uni-mannheim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fo5-04.informatik.uni-mannheim.de/drugban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fo5-04.informatik.uni-mannheim.de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4" office:value-type="string" calcext:value-type="string">
            <text:p>yes XML</text:p>
          </table:table-cell>
          <table:table-cell table:number-columns-repeated="5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ni-muenster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ni-muenster.de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503 Service Temporarily U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503 Service Temporarily U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wolterskluwer.de/poolparty/sparql/arbeitsre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wolterskluwer.de/poolparty/sparql/cou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sev.l3s.uni-hannover.de:8085/openrdf-sesame/repositories/terence_st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v.l3s.uni-hannover.de:808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aire.dimis.fim.uni-passau.de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ire.dimis.fim.uni-passau.de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xtbi.lab.aau.d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bi.lab.aau.d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tpl.edu.ec/ecuadorresearch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tpl.edu.ec/utpl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endipity.utpl.edu.ec/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rendipity.utpl.edu.ec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.getty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.getty.edu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no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m.aifb.kit.edu/services/xlike-lexi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m.aifb.ki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mi-icode-01.dbmi.pitt.edu/linkedsp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althdata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lthdata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choose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choose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eeevis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8" office:value-type="string" calcext:value-type="string">
            <text:p>error: 503 Service Temporarily U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eeevis.tw.rpi.edu/no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3" office:value-type="string" calcext:value-type="string">
            <text:p>error: 503 Service Temporarily U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f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fd.tw.rpi.edu</text:p>
          </table:table-cell>
          <table:table-cell office:value-type="string" calcext:value-type="string">
            <text:p>error 503</text:p>
          </table:table-cell>
          <table:table-cell table:number-columns-repeated="9" office:value-type="string" calcext:value-type="string">
            <text:p>error: 503 Service Temporarily U</text:p>
          </table:table-cell>
          <table:table-cell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g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d.tw.rpi.edu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p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p.tw.rpi.edu</text:p>
          </table:table-cell>
          <table:table-cell office:value-type="string" calcext:value-type="string">
            <text:p>error 503</text:p>
          </table:table-cell>
          <table:table-cell table:number-columns-repeated="3" office:value-type="string" calcext:value-type="string">
            <text:p>error: 503 Service Unavailable</text:p>
          </table:table-cell>
          <table:table-cell office:value-type="string" calcext:value-type="string">
            <text:p>error: network DNS or CORS</text:p>
          </table:table-cell>
          <table:table-cell table:number-columns-repeated="9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dan.si.edu/saa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an.si.ed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.informatics.stonybrook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.informatics.stonybrook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ulcan.cs.uga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can.cs.uga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archive.iath.virginia.edu/sparql/snac-via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archive.iath.virginia.edu/sparql/e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error: network DNS or CORS</text:p>
          </table:table-cell>
          <table:table-cell table:number-columns-repeated="7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lection.britishart.yale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art.yale.ed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mi-icode-01.dbmi.pitt.edu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dl-gazetteer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dl-gazetteer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sgs-stko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sgs-stko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nicbanana.cs.wright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icbanana.cs.wright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uroweb.med.yale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roweb.med.yale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os.bne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ne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dbpedia.deusto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dbpedia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bizkaisen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hedatu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linkedsta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ps.morelab.deusto.es/labman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ps.morelab.deusto.es/tes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morelab.deusto.es/joseki/artic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morelab.deusto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-procomun.educalab.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-procomun.educalab.es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cane.es/openda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cane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6" office:value-type="string" calcext:value-type="string">
            <text:p>yes XML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es/resource/ldq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emet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emet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tm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tm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2" office:value-type="string" calcext:value-type="string">
            <text:p>yes Ttl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ultura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ltura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rolas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rolas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guistic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guistic.linkeddata.es/terminesp/sparql-edi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enemasun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enemasuno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sgcb.mcu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sgcb.mcu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6" office:value-type="string" calcext:value-type="string">
            <text:p>yes Ttl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iuras.inf.um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uras.inf.um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kos.um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kos.um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insky.gsi.dit.upm.es/semanticwiki/index.php/special: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sky.gsi.dit.upm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isualdataweb.infor.uva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sualdataweb.infor.uva.es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zaragoza.es/turru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Reported text/plain is X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zaragoza.es/datosabiertos/sparql</text:p>
          </table:table-cell>
          <table:table-cell/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500 Internal Server Error</text:p>
          </table:table-cell>
          <table:table-cell office:value-type="string" calcext:value-type="string">
            <text:p>...</text:p>
          </table:table-cell>
          <table:table-cell table:number-columns-repeated="5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kan.eurohelp.es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kan.eurohelp.es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4.dia.fi.upm.es:8907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4.dia.fi.upm.es:8907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gital-agenda-dat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-agenda-dat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uraark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uraark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clap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clap.e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.eionet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.eionet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3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3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lications.europa.eu/webapi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europeana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european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euscreen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euscreen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mon.fbk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mon.fbk.eu/sparql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insemtives.eu/fores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insemtives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der-project.eu/us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der-project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u.eu/catalog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u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hu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forge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kis1112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slidewiki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ki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ocw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pro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don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db.publink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b.publink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ynx-project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ynx-project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pendiscoveryspace.eu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discoveryspace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rganic-edunet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rganic-edunet.eu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lan4all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lan4all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encie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cies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b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po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po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intran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trans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nodc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odc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bw.eu/beta/sparql/stw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bw.eu/beta/sparql/st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oc.metalex.eu:800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.metalex.eu:800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alto.fi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alto.fi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Backend fetch faile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f.fi/wars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f.fi/ww1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archives-ouvertes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archives-ouvertes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nf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eaufranc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eaufranc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ventmedia.eurecom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ventmedia.eurecom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archivesdefrance.culture.gouv.fr/thesauru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rchivesdefrance.culture.gouv.f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logy.irstea.fr/weath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logy.irstea.fr/b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error 404</text:p>
          </table:table-cell>
          <table:table-cell table:number-columns-repeated="2" office:value-type="string" calcext:value-type="string">
            <text:p>error: 404 Introuvable</text:p>
          </table:table-cell>
          <table:table-cell table:number-columns-repeated="2" office:value-type="string" calcext:value-type="string">
            <text:p>error: 406 Inacceptable</text:p>
          </table:table-cell>
          <table:table-cell table:number-columns-repeated="9" office:value-type="string" calcext:value-type="string">
            <text:p>error: 404 Introuv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axref.mnhn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xref.mnh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erse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ersee.fr/explorer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404 Not Found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rechercheisidor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rechercheisidor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outhgreen.f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southgree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globalchange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lobalchange.gov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lm.nih.gov/mes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dip.aueb.gr/d2rq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p.aueb.g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auth.gr/poli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auth.gr/fire-briga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avgeia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avgeia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math.auth.gr/kalikrat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math.auth.gr/interval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bver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ver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uth.g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cs.forth.gr/isl/lodsynde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cs.forth.gr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licspending.medialab.ntua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spending.medialab.ntua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lg.okfn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lg.okfn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wis.imis.athena-innovation.gr:818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wis.imis.athena-innovation.gr:818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riadne-registry.dcu.gr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iadne-registry.dcu.gr:8890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ashmap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dnet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dnet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nertia-linkeddata.iti.gr:9090/inertia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ertia-linkeddata.iti.gr:90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ent.zpr.fer.hr:8080/educationalprogra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nt.zpr.fer.hr:808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ttp://opendata.intellidomo.es:808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dit.elte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it.elte.h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error: 400 Parse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hnm.h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hnm.h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taria.oszk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aria.oszk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zepmuveszet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szepmuveszeti.h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sztak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sztaki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-gov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-gov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nnetproject.deri.ie/lemonsource_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netproject.deri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cga.deri.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cga.deri.ie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ogainm.i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ogainm.i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cura.cs.tcd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ura.cs.tcd.ie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tial.ucd.ie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tial.ucd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rvgal78.deri.ie:8004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rvgal78.deri.ie:8004</text:p>
          </table:table-cell>
          <table:table-cell office:value-type="string" calcext:value-type="string">
            <text:p>1.1 (inferred) Ttl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b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f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o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o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r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mf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f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ecd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ecd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ransparency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parency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ldbank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ldbank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wey.info/sparql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wey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reegle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eegle.info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rism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rism.info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215/entity/wordpre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345/entity/lisa_l-_trag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164/entity/schott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216/entity/matt_mullenw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169/entity/thai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beniculturali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beniculturali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camera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camera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nr.it/sparql-prox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nr.i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opeana-triplestore.isti.cnr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-triplestore.isti.cnr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isprambiente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isprambiente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scu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muse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ca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l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l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i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gr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gr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isma.roma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i.isma.roma.it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senato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senato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.ccd.uniroma2.it/lmf/sparql/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ccd.uniroma2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t/wl037/entity/bentley_system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wordlift.i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ge.imati.cnr.it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ge.imati.cnr.it:202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rovoc.uniroma2.it:3030/agrovoc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ovoc.uniroma2.it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ge.imati.cnr.it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ge.imati.cnr.it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w.unime.it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.unime.it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nibb.a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ibb.ac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mrbpub.protein.osaka-u.ac.jp/search/r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rbpub.protein.osaka-u.ac.jp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llie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llie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il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l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d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sd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genome.jp/sparql/linkd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genome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dl.go.jp/auth/nd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dl.go.jp/auth/ndl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tegbi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gbi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ome.microbedb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ome.microbedb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tadb.riken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tadb.riken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aist.ac.k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aist.ac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gii.go.kr/sparq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gii.go.k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data.kr/sparql/endpoint.js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data.k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error: Reported text/xml is X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ror: Reported text/xml is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ipo.kr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ipo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nps.or.kr/main/sparql.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nps.or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km.kiom.re.kr/ontology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km.kiom.re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egilux.public.l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egilux.public.l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hishi.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hishi.m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link.futuro.medi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ciallink.futuro.medi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406 Unacceptable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finki.ukim.m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finki.ukim.m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rdf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rdf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ng.ciard.net/sparql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ng.ciard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.ckan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ckan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datao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o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mitros.net/query.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mitros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cny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drew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rtmouth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rtmouth.eagle-i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m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arv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w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unter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harr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ctforge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forge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a4all.isoco.net/luf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a4all.isoco.ne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exinfo.net/corpora/alpino/query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xinfo.net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arc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arc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citations.net/index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citations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24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24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rpha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atho.phenomebrowser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o.phenomebrowser.net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elegraphis.net/data/countri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graphis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oticias.universia.net/d2r-serv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oticias.universi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crystallography.net: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crystallography.net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ps.ideaconsult.net:8080/ont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ideaconsult.net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liada.scanbit.net:889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iada.scanbit.net:889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ive.beeldengeluid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ive.beeldengeluid.nl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liotheken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ibliotheken.n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utchshipsandsailors.nl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ipedia.tudelft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ipedia.tudelft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european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d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verrijktkoninkrij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iati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ulture2.cs.vu.nl:5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5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ulture2.cs.vu.nl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sys.no/data/query_authority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sys.n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enka.n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enka.no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sw.org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spending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ending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stats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stats.aks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quran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quran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mericanartcollaborativ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mericanartcollaborativ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riadne-eu.org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riadne-eu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os.arti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arti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abel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belnet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2rdf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2rdf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4 Gateway Timeout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fcs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cs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ffymetri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ymetri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cart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art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cy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y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mode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biomode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orta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orta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heb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b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hemb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mb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linicaltria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nicaltria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t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t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pedi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pedi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snp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snp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rug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ugbank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ag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ag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ban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a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gn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gn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h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h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molo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molo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o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o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terpr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pr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p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proclas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roclas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refinde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refinde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gg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kegg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sp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s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h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g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gi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cbi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cbi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d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tpat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tpat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xtpro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prot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b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mi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im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rphane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phanet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athwaycommon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waycommon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d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fa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a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armgkb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pharmgk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do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do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sit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sit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che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che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me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me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actom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ctom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he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he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n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n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abior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ior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g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ide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de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ik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k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axonomy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xonomy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nist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st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ipathway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pathway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mbas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mbas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li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i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talogus-professor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alogus-professorum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contextdataclou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ontextdatacloud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mmons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ons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l.dbpedia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s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r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r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ja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a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v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v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l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t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idata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bpedia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tionary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tionary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jamend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bbc/pee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usicbrain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agnatun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classica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yspa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cls.der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disge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disgenet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oremu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doremu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fundacionctic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fundacionctic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i.fundacionctic.org/classifications_endpoint/eu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i.fundacionct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st.geolink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st.geolink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gesis.org/theso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gesis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aiko.getal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iko.getal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wi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wild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hegrou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hegrou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ritagedata.org/liv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ritagedat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entifiers.org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ntifiers.org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kupk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kupk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mwn.linguistic-lo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wn.linguistic-lod.org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502 Proxy Error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-dat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-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ostat.linked-statistics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stat.linked-statistic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c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ct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education.org/request/lak-con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education.org/request/t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foo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foo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geo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geo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m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mdb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bi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bid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a-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-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alpha.mathbiol.org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alpha.mathbi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t.mo-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.mo-l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msc2010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msc2010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muninn-projec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uninn-projec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myexperimen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yexperimen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rpora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pora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lode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ode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obelpriz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nobelpriz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omism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ism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ceandrilling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ceandrilling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ris.okf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s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v.okfn.org/endpoint/lo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okfn.org</text:p>
          </table:table-cell>
          <table:table-cell office:value-type="string" calcext:value-type="string">
            <text:p>1.0 (inferred) text/plain</text:p>
          </table:table-cell>
          <table:table-cell table:number-columns-repeated="13" office:value-type="string" calcext:value-type="string">
            <text:p>error: Unexpected response type text/plai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.openei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.openei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penmobilenetwork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penmobilenetwork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m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m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0 No dataset descripti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rthodb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rthodb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.panle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.panle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pathway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pathway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proconsortium.org/virtuos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proconsortium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venance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enanceweb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pubannotatio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pubannotation.org</text:p>
          </table:table-cell>
          <table:table-cell office:value-type="string" calcext:value-type="string">
            <text:p>error 404</text:p>
          </table:table-cell>
          <table:table-cell table:number-columns-repeated="10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twc/hu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we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openbibliosets/iucr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twc/arrayexpress/virtuo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cholarly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scholarly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emantic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b.semsol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b.sems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parql.org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ver.sty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ver.sty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d.taxonconcep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d.taxonconcep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our-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r-pedia.org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latform.uberblic.org/api/v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form.uberbl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ies.unesco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ularies.unesco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uniprot.or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0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no CSV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eta.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.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kwik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kwik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isa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isa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query.wikidata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wikipathways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wikipathways.org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Unaccept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xdam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xdam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base.org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base.org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cls.deri.org:8080/openrdf-sesame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soda.expasy.org:8080/rdf4j-server/repositories/bgeel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soda.expasy.org:8080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8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jesandco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jesandco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linklion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inklion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neurocommons.org:8890/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urocommons.org:8890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ymbolicdata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ymbolicdata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warql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warql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.beef.org.p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beef.org.p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stu.ru:3030/speciality-vocabulary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stu.ru:303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mo.spraakdata.gu.se/ltlod/t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.spraakdata.gu.s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ab3.libris.kb.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3.libris.kb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da.liu.se/projects/semtech/openrdf-sesame/repositories/ener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da.li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farmbio.uu.se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farmbio.u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oodpedia.t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odpedia.t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ege.edu.tr/e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ge.edu.t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apc.gov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pc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owlim.tfri.gov.tw/sparql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owlim.tfri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oname.linkedopendata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name.linkedopendata.tw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dw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dw.tw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dw.t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dw.tw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omelo.iis.sinica.edu.tw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melo.iis.sinica.edu.tw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rchiveshub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rchiveshub.ac.uk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Pars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rev.ilrt.bris.ac.uk/data-server-worksho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rev.ilrt.bris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ystaleye.ch.cam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ystaleye.ch.cam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opac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copac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bi.ac.uk/rdf/services/atla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.nerc.ac.uk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cab.nerc.ac.uk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Reported HTML i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pen.ac.uk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re.kmi.open.ac.uk/s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serve.kmi.open.ac.uk/iser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erv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ducator.open.ac.uk/resourcesrestapi/rest/meducato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ucator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martlink.open.ac.uk/smartli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rtlink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x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data.southampton.ac.u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.southampto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nb.data.bl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nb.data.bl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dcl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coin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legisl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uplabs.tso.co.uk/sparql/gov-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uplab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s.services.tso.co.uk/g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s.service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vironment.data.gov.uk/sparql/bwq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vironment.data.gov.uk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resear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re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environmen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paten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educ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statistic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busin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ending.lichfielddc.gov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nding.lichfielddc.gov.uk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ng-london.org.uk/rapha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ng-london.org.uk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tcm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bdgp_2008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at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tc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mash.leeds.ac.uk:8080/openrdf-workbench/repositories/amo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ash.leeds.ac.uk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 table:number-rows-repeated="1047887">
          <table:table-cell table:number-columns-repeated="37"/>
        </table:table-row>
        <table:table-row table:style-name="ro1">
          <table:table-cell table:number-columns-repeated="37"/>
        </table:table-row>
        <calcext:conditional-formats>
          <calcext:conditional-format calcext:target-range-address="Sheet1.B3:Sheet1.B1048576 Sheet1.B1:Sheet1.B1 Sheet1.U1:Sheet1.U1 Sheet1.U3:Sheet1.U1048576">
            <calcext:condition calcext:apply-style-name="Bad" calcext:value="=&quot;X&quot;" calcext:base-cell-address="Sheet1.B1"/>
            <calcext:condition calcext:apply-style-name="Good" calcext:value="=&quot;G&quot;" calcext:base-cell-address="Sheet1.B1"/>
            <calcext:condition calcext:apply-style-name="Neutral" calcext:value="=&quot;I&quot;" calcext:base-cell-address="Sheet1.B1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8:01:09.087875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6:50:56.566611066</meta:creation-date>
    <dc:date>2020-04-29T18:01:31.691085548</dc:date>
    <meta:editing-duration>PT10M44S</meta:editing-duration>
    <meta:editing-cycles>2</meta:editing-cycles>
    <meta:generator>LibreOffice/6.3.5.2$Linux_X86_64 LibreOffice_project/30$Build-2</meta:generator>
    <meta:document-statistic meta:table-count="2" meta:cell-count="13965" meta:object-count="0"/>
  </office:meta>
</office:document-meta>
</file>